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Text_20_body" style:list-style-name="L15"/>
    <style:style style:name="P17" style:family="paragraph" style:parent-style-name="Text_20_body" style:list-style-name="L16"/>
    <style:style style:name="P18" style:family="paragraph" style:parent-style-name="Text_20_body" style:list-style-name="L1">
      <style:paragraph-properties fo:margin-top="0cm" fo:margin-bottom="0cm" loext:contextual-spacing="false"/>
    </style:style>
    <style:style style:name="P19" style:family="paragraph" style:parent-style-name="Text_20_body" style:list-style-name="L2">
      <style:paragraph-properties fo:margin-top="0cm" fo:margin-bottom="0cm" loext:contextual-spacing="false"/>
    </style:style>
    <style:style style:name="P20" style:family="paragraph" style:parent-style-name="Text_20_body" style:list-style-name="L4">
      <style:paragraph-properties fo:margin-top="0cm" fo:margin-bottom="0cm" loext:contextual-spacing="false"/>
    </style:style>
    <style:style style:name="P21" style:family="paragraph" style:parent-style-name="Text_20_body" style:list-style-name="L5">
      <style:paragraph-properties fo:margin-top="0cm" fo:margin-bottom="0cm" loext:contextual-spacing="false"/>
    </style:style>
    <style:style style:name="P22" style:family="paragraph" style:parent-style-name="Text_20_body" style:list-style-name="L6">
      <style:paragraph-properties fo:margin-top="0cm" fo:margin-bottom="0cm" loext:contextual-spacing="false"/>
    </style:style>
    <style:style style:name="P23" style:family="paragraph" style:parent-style-name="Text_20_body" style:list-style-name="L10">
      <style:paragraph-properties fo:margin-top="0cm" fo:margin-bottom="0cm" loext:contextual-spacing="false"/>
    </style:style>
    <style:style style:name="P24" style:family="paragraph" style:parent-style-name="Text_20_body" style:list-style-name="L11">
      <style:paragraph-properties fo:margin-top="0cm" fo:margin-bottom="0cm" loext:contextual-spacing="false"/>
    </style:style>
    <style:style style:name="P25" style:family="paragraph" style:parent-style-name="Text_20_body" style:list-style-name="L12">
      <style:paragraph-properties fo:margin-top="0cm" fo:margin-bottom="0cm" loext:contextual-spacing="false"/>
    </style:style>
    <style:style style:name="P26" style:family="paragraph" style:parent-style-name="Text_20_body" style:list-style-name="L13">
      <style:paragraph-properties fo:margin-top="0cm" fo:margin-bottom="0cm" loext:contextual-spacing="false"/>
    </style:style>
    <style:style style:name="P27" style:family="paragraph" style:parent-style-name="Text_20_body" style:list-style-name="L14">
      <style:paragraph-properties fo:margin-top="0cm" fo:margin-bottom="0cm" loext:contextual-spacing="false"/>
    </style:style>
    <style:style style:name="P28" style:family="paragraph" style:parent-style-name="Text_20_body" style:list-style-name="L16">
      <style:paragraph-properties fo:margin-top="0cm" fo:margin-bottom="0cm" loext:contextual-spacing="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Key Concepts &amp; Theoretical Explanation</text:h>
      <text:h text:style-name="Heading_20_4" text:outline-level="4">1. <text:span text:style-name="Strong_20_Emphasis">AIS Data</text:span></text:h>
      <text:p text:style-name="Text_20_body">AIS (Automatic Identification System) is a tracking system used for the identification and monitoring of ships. It provides information like the ship's position (latitude and longitude), speed (SOG – Speed Over Ground), timestamp (BaseDateTime), and MMSI (Maritime Mobile Service Identity – a unique identifier for ships). AIS data is typically used for vessel tracking, route optimization, safety, and navigation.</text:p>
      <text:h text:style-name="Heading_20_4" text:outline-level="4">2. <text:span text:style-name="Strong_20_Emphasis">Lat/Lon Range (Bounding Box)</text:span></text:h>
      <text:p text:style-name="Text_20_body">The <text:span text:style-name="Source_20_Text">lat_lon_range</text:span> function extracts the minimum and maximum values for latitude (LAT) and longitude (LON) from the AIS data, which are used to define a <text:span text:style-name="Strong_20_Emphasis">bounding box</text:span>. The bounding box is a rectangular area of interest that will be used to filter and focus the analysis on a specific geographical region. This is useful when you want to limit the scope of the data to a region of interest (e.g., a port area, a specific sea route).</text:p>
      <text:h text:style-name="Heading_20_4" text:outline-level="4">3. <text:span text:style-name="Strong_20_Emphasis">Pattern Descriptor (Movement Pattern)</text:span></text:h>
      <text:p text:style-name="Text_20_body">The <text:span text:style-name="Source_20_Text">compute_pattern_descriptor</text:span> function calculates a <text:span text:style-name="Strong_20_Emphasis">pattern descriptor</text:span> for each segment of the trajectory. The pattern descriptor characterizes the vessel's movement based on its average speed:</text:p>
      <text:list xml:id="list4165809621" text:style-name="L1">
        <text:list-item>
          <text:p text:style-name="P18">If the average speed is below 2 knots, the vessel is considered <text:span text:style-name="Strong_20_Emphasis">stationary</text:span>.</text:p>
        </text:list-item>
        <text:list-item>
          <text:p text:style-name="P18">If the average speed is between 2 and 10 knots, the vessel is moving slowly.</text:p>
        </text:list-item>
        <text:list-item>
          <text:p text:style-name="P2">If the average speed is above 10 knots, the vessel is considered to be moving at <text:span text:style-name="Strong_20_Emphasis">high speed</text:span>.</text:p>
        </text:list-item>
      </text:list>
      <text:p text:style-name="Text_20_body">This kind of descriptor can help in understanding the vessel's behavior, e.g., whether it is idling, cruising, or making fast maneuvers.</text:p>
      <text:h text:style-name="Heading_20_4" text:outline-level="4">4. <text:span text:style-name="Strong_20_Emphasis">Sliding Window Segmentation</text:span></text:h>
      <text:p text:style-name="Text_20_body">The <text:span text:style-name="Source_20_Text">sliding_window_segmentation</text:span> function splits the data into <text:span text:style-name="Strong_20_Emphasis">segments</text:span> based on a sliding window approach. This is a technique used to analyze time series data where a "window" of fixed size moves across the data, with a specific "step size". The key points are:</text:p>
      <text:list xml:id="list3714905481" text:style-name="L2">
        <text:list-item>
          <text:p text:style-name="P19"><text:span text:style-name="Strong_20_Emphasis">Window Size:</text:span> This determines how many data points are considered in each segment (for example, a window size of 10 data points means each segment contains 10 consecutive data points).</text:p>
        </text:list-item>
        <text:list-item>
          <text:p text:style-name="P3"><text:span text:style-name="Strong_20_Emphasis">Step Size:</text:span> This determines how much the window moves forward with each iteration (for example, a step size of 5 means the window moves by 5 data points for each iteration).</text:p>
        </text:list-item>
      </text:list>
      <text:p text:style-name="Text_20_body">This method is used when you want to break up the data into smaller, more manageable parts to analyze their local characteristics. For example, instead of analyzing the entire trajectory of a ship in one go, you analyze smaller segments of the trajectory, which may reveal patterns such as sudden turns, stops, or speed changes.</text:p>
      <text:h text:style-name="Heading_20_4" text:outline-level="4">5. <text:span text:style-name="Strong_20_Emphasis">Data Resampling</text:span></text:h>
      <text:p text:style-name="Text_20_body">The <text:span text:style-name="Source_20_Text">prepare_ais_data_with_sliding_window</text:span> function involves resampling the AIS data to a consistent time interval (e.g., every 10 seconds). AIS data can have irregular timestamps <text:soft-page-break/>(i.e., data points are not collected at fixed intervals), which can complicate analysis. <text:span text:style-name="Strong_20_Emphasis">Resampling</text:span> converts the irregularly spaced timestamps into a regular time grid (e.g., every 10 seconds).</text:p>
      <text:p text:style-name="Text_20_body">Resampling involves creating new timestamps and interpolating the existing values (latitude, longitude, and speed) to match these new timestamps. The <text:span text:style-name="Source_20_Text">interp1d</text:span> function from <text:span text:style-name="Source_20_Text">scipy</text:span> is used for linear interpolation, meaning that missing values are estimated based on surrounding data points.</text:p>
      <text:p text:style-name="Text_20_body">For example:</text:p>
      <text:list xml:id="list387931650" text:style-name="L3">
        <text:list-item>
          <text:p text:style-name="P4">Suppose you have data at timestamps [0, 5, 10], but you want a uniform resampling interval of 2 seconds. New timestamps would be [0, 2, 4, 6, 8, 10], and the data points for LAT, LON, and SOG would be interpolated for these new times.</text:p>
        </text:list-item>
      </text:list>
      <text:h text:style-name="Heading_20_4" text:outline-level="4">6. <text:span text:style-name="Strong_20_Emphasis">Trajectory Segmentation and Feature Extraction</text:span></text:h>
      <text:p text:style-name="Text_20_body">After resampling, the AIS data is divided into smaller segments using the sliding window technique. Each segment represents a portion of the trajectory and is analyzed separately. The following steps happen for each segment:</text:p>
      <text:list xml:id="list1506249986" text:style-name="L4">
        <text:list-item>
          <text:p text:style-name="P20">The <text:span text:style-name="Strong_20_Emphasis">pattern descriptor</text:span> is computed (e.g., whether the ship is stationary, moving slowly, or moving fast).</text:p>
        </text:list-item>
        <text:list-item>
          <text:p text:style-name="P5">The segment is assigned a unique <text:span text:style-name="Strong_20_Emphasis">segment ID</text:span> and associated with the MMSI of the ship.</text:p>
        </text:list-item>
      </text:list>
      <text:p text:style-name="Text_20_body">This allows you to track the behavior of individual ships over time.</text:p>
      <text:h text:style-name="Heading_20_4" text:outline-level="4">7. <text:span text:style-name="Strong_20_Emphasis">Combining Segments</text:span></text:h>
      <text:p text:style-name="Text_20_body">All the segments from all ships are stored in a list and later combined into a single DataFrame. This is done using <text:span text:style-name="Source_20_Text">pd.concat</text:span>, which appends all the segments into one large DataFrame. This resulting DataFrame contains:</text:p>
      <text:list xml:id="list2952527586" text:style-name="L5">
        <text:list-item>
          <text:p text:style-name="P21">A column for <text:span text:style-name="Strong_20_Emphasis">BaseDateTime</text:span> (timestamp).</text:p>
        </text:list-item>
        <text:list-item>
          <text:p text:style-name="P21">Columns for <text:span text:style-name="Strong_20_Emphasis">LAT</text:span> (latitude), <text:span text:style-name="Strong_20_Emphasis">LON</text:span> (longitude), and <text:span text:style-name="Strong_20_Emphasis">SOG</text:span> (speed over ground).</text:p>
        </text:list-item>
        <text:list-item>
          <text:p text:style-name="P21">The <text:span text:style-name="Strong_20_Emphasis">PatternDescriptor</text:span>, which classifies the segment's movement.</text:p>
        </text:list-item>
        <text:list-item>
          <text:p text:style-name="P21">The <text:span text:style-name="Strong_20_Emphasis">MMSI</text:span> of the ship, allowing you to track which ship the data came from.</text:p>
        </text:list-item>
        <text:list-item>
          <text:p text:style-name="P6">A <text:span text:style-name="Strong_20_Emphasis">SegmentID</text:span>, unique to each segment.</text:p>
        </text:list-item>
      </text:list>
      <text:h text:style-name="Heading_20_4" text:outline-level="4">8. <text:span text:style-name="Strong_20_Emphasis">Saving the Result</text:span></text:h>
      <text:p text:style-name="Text_20_body">After processing, the final segmented and processed data is saved to a CSV file (<text:span text:style-name="Source_20_Text">segmented_trajectories.csv</text:span>) using the <text:span text:style-name="Source_20_Text">to_csv</text:span> method. This file can later be analyzed for patterns, visualized, or used in machine learning models.</text:p>
      <text:h text:style-name="Heading_20_3" text:outline-level="3">Code Flow Overview</text:h>
      <text:list xml:id="list2834495258" text:style-name="L6">
        <text:list-item>
          <text:p text:style-name="P7"><text:span text:style-name="Strong_20_Emphasis">Lat/Lon Range Calculation:</text:span></text:p>
          <text:list>
            <text:list-item>
              <text:p text:style-name="P22">The first part of the code defines the bounding box based on the minimum and maximum latitudes and longitudes.</text:p>
            </text:list-item>
          </text:list>
        </text:list-item>
        <text:list-item>
          <text:p text:style-name="P7"><text:span text:style-name="Strong_20_Emphasis">Data Filtering:</text:span></text:p>
          <text:list>
            <text:list-item>
              <text:p text:style-name="P22">The AIS data is filtered to focus only on the region defined by the bounding box.</text:p>
            </text:list-item>
          </text:list>
        </text:list-item>
        <text:list-item>
          <text:p text:style-name="P7"><text:soft-page-break/><text:span text:style-name="Strong_20_Emphasis">Grouping by MMSI:</text:span></text:p>
          <text:list>
            <text:list-item>
              <text:p text:style-name="P22">Data is grouped by the MMSI (a unique ship identifier) to separate the trajectories of different ships.</text:p>
            </text:list-item>
          </text:list>
        </text:list-item>
        <text:list-item>
          <text:p text:style-name="P7"><text:span text:style-name="Strong_20_Emphasis">Resampling:</text:span></text:p>
          <text:list>
            <text:list-item>
              <text:p text:style-name="P22">Each ship's data is resampled to a consistent time interval, ensuring regular intervals for analysis.</text:p>
            </text:list-item>
          </text:list>
        </text:list-item>
        <text:list-item>
          <text:p text:style-name="P7"><text:span text:style-name="Strong_20_Emphasis">Sliding Window Segmentation:</text:span></text:p>
          <text:list>
            <text:list-item>
              <text:p text:style-name="P22">The resampled data is then divided into smaller segments using a sliding window.</text:p>
            </text:list-item>
          </text:list>
        </text:list-item>
        <text:list-item>
          <text:p text:style-name="P7"><text:span text:style-name="Strong_20_Emphasis">Pattern Descriptor:</text:span></text:p>
          <text:list>
            <text:list-item>
              <text:p text:style-name="P22">For each segment, a pattern descriptor is calculated based on the ship's average speed.</text:p>
            </text:list-item>
          </text:list>
        </text:list-item>
        <text:list-item>
          <text:p text:style-name="P7"><text:span text:style-name="Strong_20_Emphasis">Final Data:</text:span></text:p>
          <text:list>
            <text:list-item>
              <text:p text:style-name="P7">Each segment is combined into a single DataFrame, and the result is saved.</text:p>
            </text:list-item>
          </text:list>
        </text:list-item>
      </text:list>
      <text:list xml:id="list148647712" text:style-name="L7">
        <text:list-item>
          <text:p text:style-name="P8"><text:span text:style-name="Strong_20_Emphasis">One-Hot Encoding Using </text:span><text:span text:style-name="Strong_20_Emphasis"><text:span text:style-name="Source_20_Text">pd.get_dummies</text:span></text:span><text:span text:style-name="Strong_20_Emphasis">:</text:span> The line <text:span text:style-name="Source_20_Text">one_hot = pd.get_dummies(segment['PatternDescriptor'], prefix='Pattern')</text:span> takes the <text:span text:style-name="Source_20_Text">PatternDescriptor</text:span> column and creates one-hot encoded columns for each possible category.</text:p>
        </text:list-item>
      </text:list>
      <text:list xml:id="list542075439" text:style-name="L8">
        <text:list-item>
          <text:p text:style-name="P9">If your <text:span text:style-name="Source_20_Text">PatternDescriptor</text:span> has values like <text:span text:style-name="Source_20_Text">"Stationary"</text:span>, <text:span text:style-name="Source_20_Text">"Slow Movement"</text:span>, and <text:span text:style-name="Source_20_Text">"High Speed"</text:span>, this will create three new columns: <text:span text:style-name="Source_20_Text">Pattern_Stationary</text:span>, <text:span text:style-name="Source_20_Text">Pattern_Slow Movement</text:span>, and <text:span text:style-name="Source_20_Text">Pattern_High Speed</text:span>.</text:p>
        </text:list-item>
      </text:list>
      <text:list xml:id="list1200056062" text:style-name="L9">
        <text:list-item>
          <text:p text:style-name="P10"><text:span text:style-name="Strong_20_Emphasis">Concatenation of One-Hot Encoded Columns:</text:span> The line <text:span text:style-name="Source_20_Text">segment = pd.concat([segment, one_hot], axis=1)</text:span> adds the one-hot encoded columns to the original segment DataFrame.</text:p>
        </text:list-item>
      </text:list>
      <text:h text:style-name="Heading_20_3" text:outline-level="3"><text:span text:style-name="Strong_20_Emphasis">PatternDescriptor</text:span></text:h>
      <text:list xml:id="list3434305355" text:style-name="L10">
        <text:list-item>
          <text:p text:style-name="P23"><text:span text:style-name="Strong_20_Emphasis">Definition:</text:span> The <text:span text:style-name="Source_20_Text">PatternDescriptor</text:span> is a categorical feature that classifies the movement of the ship based on its <text:span text:style-name="Strong_20_Emphasis">speed over ground (SOG)</text:span> or other features such as direction, acceleration, and duration. It provides a high-level abstraction of the ship’s behavior.</text:p>
        </text:list-item>
        <text:list-item>
          <text:p text:style-name="P23"><text:span text:style-name="Strong_20_Emphasis">Purpose:</text:span> The purpose of this feature is to classify the type of movement pattern based on the ship's trajectory. For example, you might label segments of the ship's journey as "Stationary", "Slow Movement", or "High Speed". This can help with analyzing the ship's journey, detecting patterns, or predicting future movement.</text:p>
        </text:list-item>
        <text:list-item>
          <text:p text:style-name="P23"><text:span text:style-name="Strong_20_Emphasis">Example:</text:span></text:p>
          <text:list>
            <text:list-item>
              <text:p text:style-name="P23">"Stationary": If the ship's speed is very low (e.g., less than 2 knots), it is considered stationary.</text:p>
            </text:list-item>
            <text:list-item>
              <text:p text:style-name="P23">"Slow Movement": If the ship's speed is moderate (e.g., between 2 and 10 knots), it is considered slow-moving.</text:p>
            </text:list-item>
            <text:list-item>
              <text:p text:style-name="P11">"High Speed": If the ship's speed exceeds a threshold (e.g., greater than 10 knots), it is classified as high-speed.</text:p>
            </text:list-item>
          </text:list>
        </text:list-item>
      </text:list>
      <text:p text:style-name="Text_20_body"/>
      <text:h text:style-name="Heading_20_3" text:outline-level="3"><text:soft-page-break/><text:span text:style-name="Strong_20_Emphasis">SegmentID</text:span></text:h>
      <text:list xml:id="list323063885" text:style-name="L11">
        <text:list-item>
          <text:p text:style-name="P24"><text:span text:style-name="Strong_20_Emphasis">Definition:</text:span> The <text:span text:style-name="Source_20_Text">SegmentID</text:span> is a unique identifier assigned to each segment of the ship's trajectory. A segment typically refers to a portion of the ship's journey defined by a certain time window and set of trajectory points.</text:p>
        </text:list-item>
        <text:list-item>
          <text:p text:style-name="P24"><text:span text:style-name="Strong_20_Emphasis">Purpose:</text:span> This ID is used to track and distinguish between different segments of the trajectory. For example, if a ship's journey is divided into windows (such as hourly segments or segments of fixed data points), each window will be assigned a unique <text:span text:style-name="Source_20_Text">SegmentID</text:span>. It ensures that each segment can be uniquely identified and analyzed without confusion with other segments.</text:p>
        </text:list-item>
        <text:list-item>
          <text:p text:style-name="P12"><text:span text:style-name="Strong_20_Emphasis">Example:</text:span> If a ship's journey is broken down into segments, one segment might have a <text:span text:style-name="Source_20_Text">SegmentID</text:span> of <text:span text:style-name="Source_20_Text">0</text:span>, the next one <text:span text:style-name="Source_20_Text">1</text:span>, and so on. These IDs allow for easy tracking and manipulation of data in the analysis.</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he code you provided is part of a process where we are <text:span text:style-name="Strong_20_Emphasis">resampling</text:span> and <text:span text:style-name="Strong_20_Emphasis">interpolating</text:span> the data points in an AIS dataset (specifically for ship trajectories). Here's a step-by-step breakdown of why and how each part of this code is used:</text:p>
      <text:h text:style-name="Heading_20_3" text:outline-level="3">1. <text:span text:style-name="Strong_20_Emphasis">Generating New Timestamps for Resampling</text:span></text:h>
      <text:p text:style-name="Preformatted_20_Text"><text:span text:style-name="Source_20_Text">start_time = timestamps.iloc[0]</text:span></text:p>
      <text:p text:style-name="Preformatted_20_Text"><text:span text:style-name="Source_20_Text">end_time = timestamps.iloc[-1]</text:span></text:p>
      <text:p text:style-name="P1"><text:span text:style-name="Source_20_Text">new_timestamps = pd.date_range(start=start_time, end=end_time, freq=f'{resample_interval}S')</text:span></text:p>
      <text:h text:style-name="Heading_20_4" text:outline-level="4">Explanation:</text:h>
      <text:list xml:id="list594751120" text:style-name="L12">
        <text:list-item>
          <text:p text:style-name="P13"><text:span text:style-name="Strong_20_Emphasis">Purpose:</text:span> The goal of this block is to generate a new set of <text:span text:style-name="Strong_20_Emphasis">timestamps</text:span> at regular intervals for the resampling process. This allows you to transform irregularly spaced data (data with varying time intervals between points) into a regular time series.</text:p>
        </text:list-item>
        <text:list-item>
          <text:p text:style-name="P13"><text:span text:style-name="Strong_20_Emphasis">Step-by-Step:</text:span></text:p>
          <text:list>
            <text:list-item>
              <text:p text:style-name="P25"><text:span text:style-name="Source_20_Text">start_time = timestamps.iloc[0]</text:span>: The first timestamp in the series is extracted, which represents the start of the trajectory. </text:p>
            </text:list-item>
            <text:list-item>
              <text:p text:style-name="P25"><text:span text:style-name="Source_20_Text">end_time = timestamps.iloc[-1]</text:span>: The last timestamp in the series is extracted, which represents the end of the trajectory. </text:p>
            </text:list-item>
            <text:list-item>
              <text:p text:style-name="P25"><text:span text:style-name="Source_20_Text">new_timestamps = pd.date_range(...)</text:span>: The <text:span text:style-name="Source_20_Text">pd.date_range</text:span> function creates a new set of evenly spaced timestamps between the <text:span text:style-name="Source_20_Text">start_time</text:span> and <text:span text:style-name="Source_20_Text">end_time</text:span>. The <text:span text:style-name="Source_20_Text">freq</text:span> parameter defines the interval between these new timestamps, specified in seconds (<text:span text:style-name="Source_20_Text">S</text:span>), using the <text:span text:style-name="Source_20_Text">resample_interval</text:span> value. For example, if <text:span text:style-name="Source_20_Text">resample_interval = 10</text:span>, the function will generate a timestamp every 10 seconds. </text:p>
            </text:list-item>
          </text:list>
        </text:list-item>
        <text:list-item>
          <text:p text:style-name="P13"><text:span text:style-name="Strong_20_Emphasis">Why Resample?</text:span> In real-world scenarios, data may be recorded at irregular intervals (e.g., the ship's position may not be recorded exactly every second or minute). Resampling helps you create a uniform time grid for all the data, making it easier to analyze or feed into machine learning models that require evenly spaced data.</text:p>
        </text:list-item>
      </text:list>
      <text:h text:style-name="Heading_20_3" text:outline-level="3">2. <text:span text:style-name="Strong_20_Emphasis">Interpolation</text:span></text:h>
      <text:p text:style-name="Text_20_body">Next, the code performs <text:span text:style-name="Strong_20_Emphasis">linear interpolation</text:span> to fill in the values for latitude, longitude, and speed over ground (SOG) based on the new timestamps. This step is crucial because once you have generated the new timestamps, you need to estimate the missing values at those timestamps.</text:p>
      <text:p text:style-name="Preformatted_20_Text"><text:span text:style-name="Source_20_Text">interp_lat = interp1d(</text:span></text:p>
      <text:p text:style-name="Preformatted_20_Text"><text:span text:style-name="Source_20_Text"><text:s text:c="4"/>timestamps.astype(np.int64), latitudes, kind='linear', bounds_error=False, fill_value="extrapolate"</text:span></text:p>
      <text:p text:style-name="Preformatted_20_Text"><text:span text:style-name="Source_20_Text">)</text:span></text:p>
      <text:p text:style-name="Preformatted_20_Text"><text:span text:style-name="Source_20_Text">interp_lon = interp1d(</text:span></text:p>
      <text:p text:style-name="Preformatted_20_Text"><text:span text:style-name="Source_20_Text"><text:s text:c="4"/>timestamps.astype(np.int64), longitudes, kind='linear', bounds_error=False, fill_value="extrapolate"</text:span></text:p>
      <text:p text:style-name="Preformatted_20_Text"><text:span text:style-name="Source_20_Text">)</text:span></text:p>
      <text:p text:style-name="Preformatted_20_Text"><text:span text:style-name="Source_20_Text">interp_sog = interp1d(</text:span></text:p>
      <text:p text:style-name="Preformatted_20_Text"><text:span text:style-name="Source_20_Text"><text:s text:c="4"/>timestamps.astype(np.int64), sog, kind='linear', bounds_error=False, fill_value="extrapolate"</text:span></text:p>
      <text:p text:style-name="P1"><text:span text:style-name="Source_20_Text">)</text:span></text:p>
      <text:h text:style-name="Heading_20_4" text:outline-level="4"><text:soft-page-break/>Explanation:</text:h>
      <text:list xml:id="list1815960234" text:style-name="L13">
        <text:list-item>
          <text:p text:style-name="P14"><text:span text:style-name="Strong_20_Emphasis">Purpose:</text:span> The goal of interpolation is to estimate the values of <text:span text:style-name="Source_20_Text">LAT</text:span>, <text:span text:style-name="Source_20_Text">LON</text:span>, and <text:span text:style-name="Source_20_Text">SOG</text:span> at the new, evenly spaced timestamps generated above. Since the original data may not have values for all the new timestamps, interpolation is used to estimate these values.</text:p>
        </text:list-item>
        <text:list-item>
          <text:p text:style-name="P14"><text:span text:style-name="Strong_20_Emphasis">Step-by-Step:</text:span></text:p>
          <text:list>
            <text:list-item>
              <text:p text:style-name="P26"><text:span text:style-name="Source_20_Text">timestamps.astype(np.int64)</text:span>: Converts the timestamps from the <text:span text:style-name="Source_20_Text">datetime</text:span> type to integers (representing the number of nanoseconds since the Unix epoch). This is necessary because interpolation functions in <text:span text:style-name="Source_20_Text">scipy</text:span> require numerical inputs, not datetime objects. </text:p>
            </text:list-item>
            <text:list-item>
              <text:p text:style-name="P26"><text:span text:style-name="Source_20_Text">latitudes</text:span>, <text:span text:style-name="Source_20_Text">longitudes</text:span>, <text:span text:style-name="Source_20_Text">sog</text:span>: These are the original data columns containing the values of latitude, longitude, and speed over ground (SOG), respectively. </text:p>
            </text:list-item>
            <text:list-item>
              <text:p text:style-name="P26"><text:span text:style-name="Source_20_Text">interp1d(...)</text:span>: The <text:span text:style-name="Source_20_Text">interp1d</text:span> function from <text:span text:style-name="Source_20_Text">scipy.interpolate</text:span> is used to create an interpolation function. It takes the original timestamps (as integer values) and the corresponding values (latitudes, longitudes, and SOG). The <text:span text:style-name="Source_20_Text">kind='linear'</text:span> argument specifies that linear interpolation should be used (i.e., the value for each new timestamp is estimated by drawing a straight line between the two nearest data points). </text:p>
            </text:list-item>
            <text:list-item>
              <text:p text:style-name="P26"><text:span text:style-name="Source_20_Text">bounds_error=False</text:span>: This ensures that if the new timestamps fall outside the original range of the data, the function will not raise an error. </text:p>
            </text:list-item>
            <text:list-item>
              <text:p text:style-name="P26"><text:span text:style-name="Source_20_Text">fill_value="extrapolate"</text:span>: This allows the interpolation function to extrapolate values outside the range of the original timestamps. So, if a new timestamp is outside the original range, the function will estimate the value based on the nearest known data points. </text:p>
            </text:list-item>
          </text:list>
        </text:list-item>
        <text:list-item>
          <text:p text:style-name="P14"><text:span text:style-name="Strong_20_Emphasis">Why Interpolation?</text:span> Interpolation is needed because the new, regularly spaced timestamps do not exactly match the original timestamps. By using interpolation, you can estimate the values for the missing time points in a way that is consistent with the observed data.</text:p>
        </text:list-item>
      </text:list>
      <text:h text:style-name="Heading_20_3" text:outline-level="3">3. <text:span text:style-name="Strong_20_Emphasis">Creating the Resampled DataFrame</text:span></text:h>
      <text:p text:style-name="Text_20_body">After defining the interpolation functions for latitude, longitude, and SOG, the next step would typically be to use these functions to compute the interpolated values for each new timestamp:</text:p>
      <text:p text:style-name="Preformatted_20_Text"><text:span text:style-name="Source_20_Text">resampled_traj = pd.DataFrame({</text:span></text:p>
      <text:p text:style-name="Preformatted_20_Text"><text:span text:style-name="Source_20_Text"><text:s text:c="4"/>'BaseDateTime': new_timestamps,</text:span></text:p>
      <text:p text:style-name="Preformatted_20_Text"><text:span text:style-name="Source_20_Text"><text:s text:c="4"/>'LAT': interp_lat(new_timestamps.astype(np.int64)),</text:span></text:p>
      <text:p text:style-name="Preformatted_20_Text"><text:span text:style-name="Source_20_Text"><text:s text:c="4"/>'LON': interp_lon(new_timestamps.astype(np.int64)),</text:span></text:p>
      <text:p text:style-name="Preformatted_20_Text"><text:span text:style-name="Source_20_Text"><text:s text:c="4"/>'SOG': interp_sog(new_timestamps.astype(np.int64))</text:span></text:p>
      <text:p text:style-name="P1"><text:span text:style-name="Source_20_Text">})</text:span></text:p>
      <text:h text:style-name="Heading_20_4" text:outline-level="4">Explanation:</text:h>
      <text:list xml:id="list2994408348" text:style-name="L14">
        <text:list-item>
          <text:p text:style-name="P15"><text:span text:style-name="Strong_20_Emphasis">Purpose:</text:span> This step actually applies the interpolation to the new timestamps. The <text:span text:style-name="Source_20_Text">BaseDateTime</text:span> column contains the new regular timestamps, and the latitude (<text:span text:style-name="Source_20_Text">LAT</text:span>), longitude (<text:span text:style-name="Source_20_Text">LON</text:span>), and speed over ground (<text:span text:style-name="Source_20_Text">SOG</text:span>) columns contain the interpolated values for each of the new timestamps.</text:p>
        </text:list-item>
        <text:list-item>
          <text:p text:style-name="P15"><text:span text:style-name="Strong_20_Emphasis">Step-by-Step:</text:span></text:p>
          <text:list>
            <text:list-item>
              <text:p text:style-name="P27"><text:soft-page-break/>The <text:span text:style-name="Source_20_Text">interp_lat(new_timestamps.astype(np.int64))</text:span>, <text:span text:style-name="Source_20_Text">interp_lon(new_timestamps.astype(np.int64))</text:span>, and <text:span text:style-name="Source_20_Text">interp_sog(new_timestamps.astype(np.int64))</text:span> calls apply the previously defined interpolation functions to estimate the values of <text:span text:style-name="Source_20_Text">LAT</text:span>, <text:span text:style-name="Source_20_Text">LON</text:span>, and <text:span text:style-name="Source_20_Text">SOG</text:span> at each of the new timestamps. </text:p>
            </text:list-item>
            <text:list-item>
              <text:p text:style-name="P15">A new <text:span text:style-name="Source_20_Text">DataFrame</text:span> is created with these resampled and interpolated values. </text:p>
            </text:list-item>
          </text:list>
        </text:list-item>
      </text:list>
      <text:h text:style-name="Heading_20_3" text:outline-level="3">Why is This Approach Important?</text:h>
      <text:list xml:id="list394439891" text:style-name="L15">
        <text:list-item>
          <text:p text:style-name="P16"><text:span text:style-name="Strong_20_Emphasis">Regularization:</text:span> By resampling and interpolating the data, you ensure that you have a <text:span text:style-name="Strong_20_Emphasis">regularly spaced time series</text:span>. This is crucial when working with time-series models or machine learning algorithms that assume evenly spaced data points.</text:p>
        </text:list-item>
        <text:list-item>
          <text:p text:style-name="P16"><text:span text:style-name="Strong_20_Emphasis">Handling Missing Data:</text:span> This approach is also useful when some data points are missing. If the original timestamps don't cover every second (or whatever time interval you choose), interpolation helps to fill in the gaps with reasonable estimates.</text:p>
        </text:list-item>
        <text:list-item>
          <text:p text:style-name="P16"><text:span text:style-name="Strong_20_Emphasis">Analysis and Modeling:</text:span> Regular, resampled data makes it easier to analyze patterns (such as speed changes or travel direction) over time. It also allows you to compare segments of different trajectories or ships on a consistent time scale.</text:p>
        </text:list-item>
      </text:list>
      <text:h text:style-name="Heading_20_3" text:outline-level="3">Summary:</text:h>
      <text:list xml:id="list941516274" text:style-name="L16">
        <text:list-item>
          <text:p text:style-name="P28"><text:span text:style-name="Strong_20_Emphasis">Resampling</text:span> ensures that the data is regularly spaced in time, making it easier to work with. </text:p>
        </text:list-item>
        <text:list-item>
          <text:p text:style-name="P28"><text:span text:style-name="Strong_20_Emphasis">Interpolation</text:span> estimates missing values between the original data points to provide continuous values for the resampled timestamps. </text:p>
        </text:list-item>
        <text:list-item>
          <text:p text:style-name="P17">These steps are crucial when dealing with real-world data, as data points may not be recorded at consistent intervals, and interpolation allows you to estimate values for missing or irregular data points. </text:p>
        </text:list-item>
      </text:list>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2-10T21:18:27.754293910</meta:creation-date>
    <dc:date>2024-12-10T21:41:00.225496063</dc:date>
    <meta:editing-duration>PT9M38S</meta:editing-duration>
    <meta:editing-cycles>5</meta:editing-cycles>
    <meta:generator>LibreOffice/6.4.7.2$Linux_X86_64 LibreOffice_project/40$Build-2</meta:generator>
    <meta:document-statistic meta:table-count="0" meta:image-count="0" meta:object-count="0" meta:page-count="7" meta:paragraph-count="117" meta:word-count="2178" meta:character-count="14315" meta:non-whitespace-character-count="12274"/>
  </office:meta>
</office:document-meta>
</file>